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/>
    </style:style>
    <style:style style:name="P2" style:family="paragraph" style:parent-style-name="Text_20_body">
      <style:paragraph-properties fo:margin-top="0in" fo:margin-bottom="0in"/>
      <style:text-properties style:text-underline-style="solid" style:text-underline-width="auto" style:text-underline-color="font-color" fo:font-weight="bold"/>
    </style:style>
    <style:style style:name="P3" style:family="paragraph" style:parent-style-name="Text_20_body">
      <style:paragraph-properties fo:margin-top="0in" fo:margin-bottom="0in"/>
      <style:text-properties fo:font-weight="bold"/>
    </style:style>
    <style:style style:name="P4" style:family="paragraph" style:parent-style-name="Text_20_body">
      <style:paragraph-properties fo:margin-top="0in" fo:margin-bottom="0in"/>
      <style:text-properties fo:font-weight="bold" fo:background-color="#ffff00"/>
    </style:style>
    <style:style style:name="P5" style:family="paragraph" style:parent-style-name="Text_20_body">
      <style:paragraph-properties fo:margin-top="0in" fo:margin-bottom="0in"/>
      <style:text-properties fo:font-weight="bold" fo:background-color="#ffff00" style:font-weight-asian="bold" style:font-weight-complex="bold"/>
    </style:style>
    <style:style style:name="P6" style:family="paragraph" style:parent-style-name="Text_20_body">
      <style:paragraph-properties fo:margin-top="0in" fo:margin-bottom="0in"/>
      <style:text-properties fo:font-weight="bold" fo:background-color="transparent"/>
    </style:style>
    <style:style style:name="P7" style:family="paragraph" style:parent-style-name="Text_20_body">
      <style:paragraph-properties fo:margin-top="0in" fo:margin-bottom="0in"/>
      <style:text-properties style:text-line-through-style="none" style:text-underline-style="none" fo:font-weight="normal" style:text-blinking="false"/>
    </style:style>
    <style:style style:name="T1" style:family="text">
      <style:text-properties fo:font-weight="bold"/>
    </style:style>
    <style:style style:name="T2" style:family="text">
      <style:text-properties fo:font-weight="bold" fo:background-color="#ffff00"/>
    </style:style>
    <style:style style:name="T3" style:family="text">
      <style:text-properties fo:font-weight="bold"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line-break/><text:span text:style-name="T3">===========================</text:span></text:p>
      <text:p text:style-name="P1"><text:line-break/><text:span text:style-name="T1">1- define a new attribute for lease</text:span></text:p>
      <text:p text:style-name="P2">leases.py file </text:p>
      <text:p text:style-name="P3">class lease in core folder</text:p>
      <text:p text:style-name="P7">a- declared strv_counter and initialized it to zero</text:p>
      <text:p text:style-name="P4">strv_counter=0</text:p>
      <text:p text:style-name="P1"/>
      <text:p text:style-name="P1">b- <text:s text:c="4"/>function <text:s/>get_start_actual</text:p>
      <text:p text:style-name="P1"/>
      <text:p text:style-name="P5">def get_start_actual(self): <text:s text:c="7"/></text:p>
      <text:p text:style-name="P5"><text:s text:c="8"/>return self.start.actual </text:p>
      <text:p text:style-name="P5"/>
      <text:p text:style-name="P6">===========================</text:p>
      <text:p text:style-name="P2">in lease_scheduler.py file </text:p>
      <text:p text:style-name="P1"><text:span text:style-name="T1">2- increase starvation counter by one once BF got preempted</text:span> </text:p>
      <text:p text:style-name="P1"/>
      <text:p text:style-name="P1">class LeaseScheduler(object):</text:p>
      <text:p text:style-name="P1">def __schedule_lease(self, lease, nexttime): </text:p>
      <text:p text:style-name="P1">if len(preemptions) &gt; 0 : </text:p>
      <text:p text:style-name="P1">self.logger.info("Must preempt leases %s to make room for lease #%i" % ([l.id for l in preemptions], lease.id)) </text:p>
      <text:p text:style-name="P1">for l in preemptions: </text:p>
      <text:p text:style-name="P1">self.__preempt_lease(l, preemption_time=vmrr.start) </text:p>
      <text:p text:style-name="P4">l.strv_counter=l.strv_counter+1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btesam </meta:initial-creator>
    <meta:creation-date>2014-07-21T15:22:07</meta:creation-date>
    <dc:date>2014-07-21T23:03:23</dc:date>
    <dc:creator>Ebtesam </dc:creator>
    <meta:editing-duration>PT5H26M6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19" meta:word-count="80" meta:character-count="703" meta:non-whitespace-character-count="609"/>
  </office:meta>
</office:document-meta>
</file>